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5" svg:font-family="Arial"/>
    <style:font-face style:name="Arial4" svg:font-family="Arial" style:font-adornments="Regular"/>
    <style:font-face style:name="DejaVu Sans1" svg:font-family="'DejaVu Sans'"/>
    <style:font-face style:name="Arial3" svg:font-family="Arial" style:font-adornments="Regular" style:font-pitch="variable"/>
    <style:font-face style:name="DejaVu Sans" svg:font-family="'DejaVu Sans'" style:font-pitch="variable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cf7d8" draw:textarea-horizontal-align="justify" draw:textarea-vertical-align="middle" draw:auto-grow-height="false" fo:min-height="12.45cm" fo:min-width="5.08cm" draw:shadow="hidden" draw:shadow-offset-x="0.102cm" draw:shadow-offset-y="0.102cm"/>
    </style:style>
    <style:style style:name="gr2" style:family="graphic" style:parent-style-name="standard">
      <style:graphic-properties draw:fill="solid" draw:fill-color="#fff7c2" draw:textarea-horizontal-align="justify" draw:textarea-vertical-align="middle" draw:auto-grow-height="false" fo:min-height="14.233cm" fo:min-width="5.08cm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1.131cm" fo:min-width="3.416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9cm" fo:min-width="3.4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9cm" fo:min-width="3.4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9cm" fo:min-width="3.49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8cm" fo:min-width="3.4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61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7cm" fo:min-width="3.46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8cm" fo:min-width="3.46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582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bf9000" draw:opacity="50%" draw:textarea-vertical-align="middle" draw:auto-grow-height="false" draw:fit-to-size="false" style:shrink-to-fit="false" fo:min-height="1.118cm" fo:min-width="3.5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7cm" fo:min-width="3.46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71cm" svg:stroke-color="#000000" draw:stroke-linejoin="miter" svg:stroke-linecap="butt" draw:fill="none" draw:fill-color="#729fcf" draw:opacity="50%" draw:textarea-vertical-align="middle" draw:auto-grow-height="false" draw:fit-to-size="false" style:shrink-to-fit="false" fo:min-height="1.178cm" fo:min-width="3.46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9cm" fo:min-width="3.4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439cm" fo:min-width="3.49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dash" draw:stroke-dash="Fine_20_Dashed"/>
    </style:style>
    <style:style style:name="gr38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3.227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513cm" fo:min-width="4.616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71cm" svg:stroke-color="#000000" draw:stroke-linejoin="miter" svg:stroke-linecap="butt" draw:fill="solid" draw:fill-color="#729fcf" draw:opacity="50%" draw:textarea-vertical-align="middle" draw:auto-grow-height="false" draw:fit-to-size="false" style:shrink-to-fit="false" fo:min-height="0.668cm" fo:min-width="3.46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.071cm" svg:stroke-color="#000000" draw:stroke-linejoin="miter" svg:stroke-linecap="butt" draw:fill="none" draw:fill-color="#bf9000" draw:opacity="50%" draw:textarea-vertical-align="middle" draw:auto-grow-height="false" draw:fit-to-size="false" style:shrink-to-fit="false" fo:min-height="0.494cm" fo:min-width="7.151cm" fo:padding-top="0.125cm" fo:padding-bottom="0.125cm" fo:padding-left="0.25cm" fo:padding-right="0.25cm" fo:wrap-option="wrap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cf7d8"/>
      <style:paragraph-properties fo:text-align="center"/>
    </style:style>
    <style:style style:name="P2" style:family="paragraph">
      <loext:graphic-properties draw:fill="solid" draw:fill-color="#fff7c2"/>
      <style:paragraph-properties fo:text-align="center"/>
    </style:style>
    <style:style style:name="P3" style:family="paragraph">
      <style:paragraph-properties fo:margin-top="0cm" fo:margin-bottom="0cm" fo:line-height="100%" fo:text-align="center" style:writing-mode="lr-tb"/>
      <style:text-properties fo:font-size="9pt" fo:font-weight="bold" style:font-size-asian="14pt" style:font-size-complex="14pt"/>
    </style:style>
    <style:style style:name="P4" style:family="paragraph">
      <loext:graphic-properties draw:fill="solid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bold" style:font-size-asian="14pt" style:font-size-complex="14pt"/>
    </style:style>
    <style:style style:name="P5" style:family="paragraph">
      <loext:graphic-properties draw:fill="solid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bold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writing-mode="lr-tb"/>
      <style:text-properties fo:font-size="9pt" fo:text-shadow="none" fo:font-weight="normal" style:font-size-asian="14pt" style:font-weight-asian="normal" style:font-size-complex="14pt" style:font-weight-complex="normal"/>
    </style:style>
    <style:style style:name="P8" style:family="paragraph">
      <loext:graphic-properties draw:fill="solid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text-shadow="none" fo:font-weight="normal" style:font-size-asian="14pt" style:font-weight-asian="normal" style:font-size-complex="14pt" style:font-weight-complex="normal"/>
    </style:style>
    <style:style style:name="P9" style:family="paragraph">
      <style:paragraph-properties fo:margin-top="0cm" fo:margin-bottom="0cm" fo:line-height="100%" fo:text-align="center" style:writing-mode="lr-tb"/>
      <style:text-properties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="none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style:paragraph-properties fo:text-align="center" style:writing-mode="lr-tb"/>
      <style:text-properties fo:font-size="9pt" style:font-size-asian="16pt" style:font-size-complex="16pt"/>
    </style:style>
    <style:style style:name="P12" style:family="paragraph">
      <style:paragraph-properties fo:margin-top="0cm" fo:margin-bottom="0cm" fo:line-height="100%" fo:text-align="center" style:writing-mode="lr-tb"/>
      <style:text-properties fo:font-size="9pt" style:font-size-asian="10pt" style:font-size-complex="10pt"/>
    </style:style>
    <style:style style:name="P13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style:font-size-asian="10pt" style:font-size-complex="10pt"/>
    </style:style>
    <style:style style:name="P14" style:family="paragraph">
      <style:paragraph-properties fo:margin-top="0cm" fo:margin-bottom="0cm" fo:line-height="100%" fo:text-align="center" style:writing-mode="lr-tb"/>
      <style:text-properties fo:font-size="9pt" style:font-size-asian="14pt" style:font-size-complex="14pt"/>
    </style:style>
    <style:style style:name="P15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style:font-size-asian="14pt" style:font-size-complex="14pt"/>
    </style:style>
    <style:style style:name="P16" style:family="paragraph">
      <style:paragraph-properties fo:text-align="center"/>
      <style:text-properties fo:font-size="9pt"/>
    </style:style>
    <style:style style:name="P17" style:family="paragraph">
      <style:paragraph-properties fo:margin-top="0cm" fo:margin-bottom="0cm" fo:line-height="100%"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bf9000" draw:opacity="50%"/>
      <style:paragraph-properties fo:margin-top="0cm" fo:margin-bottom="0cm" fo:line-height="100%" fo:text-align="center" style:writing-mode="lr-tb" style:font-independent-line-spacing="true"/>
      <style:text-properties fo:font-size="8pt" style:font-size-asian="8pt" style:font-size-complex="8pt"/>
    </style:style>
    <style:style style:name="P19" style:family="paragraph">
      <style:paragraph-properties fo:margin-top="0cm" fo:margin-bottom="0cm" fo:line-height="100%" fo:text-align="center" style:writing-mode="lr-tb"/>
      <style:text-properties fo:font-size="9pt" fo:font-weight="normal" style:font-size-asian="11pt" style:font-weight-asian="normal" style:font-size-complex="11pt" style:font-weight-complex="normal"/>
    </style:style>
    <style:style style:name="P20" style:family="paragraph">
      <loext:graphic-properties draw:fill="none" draw:fill-color="#729fcf" draw:opacity="50%"/>
      <style:paragraph-properties fo:margin-top="0cm" fo:margin-bottom="0cm" fo:line-height="100%" fo:text-align="center" style:writing-mode="lr-tb" style:font-independent-line-spacing="true"/>
      <style:text-properties fo:font-size="9pt" fo:font-weight="normal" style:font-size-asian="11pt" style:font-weight-asian="normal" style:font-size-complex="11pt" style:font-weight-complex="normal"/>
    </style:style>
    <style:style style:name="P21" style:family="paragraph">
      <style:paragraph-properties fo:text-align="center"/>
      <style:text-properties fo:font-size="9pt" fo:text-shadow="none"/>
    </style:style>
    <style:style style:name="P22" style:family="paragraph">
      <style:paragraph-properties fo:margin-top="0cm" fo:margin-bottom="0cm" fo:line-height="100%" fo:text-align="start" style:writing-mode="lr-tb"/>
      <style:text-properties fo:font-size="14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>
      <loext:graphic-properties draw:fill="none" draw:fill-color="#bf9000" draw:opacity="50%"/>
      <style:paragraph-properties fo:margin-top="0cm" fo:margin-bottom="0cm" fo:line-height="100%" fo:text-align="start" style:writing-mode="lr-tb" style:font-independent-line-spacing="true"/>
      <style:text-properties fo:font-size="14pt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9pt" fo:letter-spacing="normal" fo:language="en" fo:country="US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8pt" fo:letter-spacing="normal" fo:language="en" fo:country="US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9pt" fo:letter-spacing="normal" fo:language="en" fo:country="US" fo:font-style="normal" fo:text-shadow="none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0pt" fo:letter-spacing="normal" fo:language="en" fo:country="US" fo:font-style="normal" fo:text-shadow="none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9pt" fo:letter-spacing="normal" fo:language="en" fo:country="US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9pt" fo:letter-spacing="normal" fo:language="en" fo:country="US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8pt" fo:letter-spacing="normal" fo:language="en" fo:country="US" fo:font-style="normal" fo:text-shadow="none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9pt" fo:letter-spacing="normal" fo:language="en" fo:country="US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4pt" fo:letter-spacing="normal" fo:language="en" fo:country="US" fo:font-style="normal" fo:text-shadow="none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2.7cm" svg:x="0.332cm" svg:y="2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4.483cm" svg:x="18.251cm" svg:y="0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1_33" draw:style-name="gr3" draw:text-style-name="P4" xml:id="id1" draw:id="id1" draw:layer="layout" svg:width="4.064cm" svg:height="1.529cm" svg:x="18.822cm" svg:y="0.566cm">
          <text:p text:style-name="P3"><text:span text:style-name="T1">FILTER</text:span><text:span text:style-name="T1"><text:line-break/></text:span><text:span text:style-name="T2">CLONED IgH RELATE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4" draw:style-name="gr4" draw:text-style-name="P5" xml:id="id2" draw:id="id2" draw:layer="layout" svg:width="4.059cm" svg:height="1.367cm" svg:x="18.822cm" svg:y="2.577cm">
          <text:p text:style-name="P3"><text:span text:style-name="T1">“</text:span><text:span text:style-name="T1">MICRO” REPERTOIRE</text:span></text:p>
          <text:p text:style-name="P3"><text:span text:style-name="T2">FOR EACH CLONED IgH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4cm" svg:y1="2.095cm" svg:x2="20.851cm" svg:y2="2.577cm" draw:start-shape="id1" draw:start-glue-point="2" draw:end-shape="id2" draw:end-glue-point="0" svg:d="M20854 2095v241h-3v241" svg:viewBox="0 0 4 483">
          <text:p/>
        </draw:connector>
        <draw:custom-shape draw:name="CustomShape 1_35" draw:style-name="gr5" draw:text-style-name="P4" xml:id="id3" draw:id="id3" draw:layer="layout" svg:width="4.064cm" svg:height="1.016cm" svg:x="18.822cm" svg:y="4.666cm">
          <text:p text:style-name="P3"><text:span text:style-name="T1">ADD</text:span><text:span text:style-name="T1"><text:line-break/></text:span><text:span text:style-name="T2">CLONED Ig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1cm" svg:y1="3.944cm" svg:x2="20.854cm" svg:y2="4.666cm" draw:start-shape="id2" draw:start-glue-point="2" draw:end-shape="id3" draw:end-glue-point="0" svg:d="M20851 3944v361h3v361" svg:viewBox="0 0 4 723">
          <text:p/>
        </draw:connector>
        <draw:custom-shape draw:name="CustomShape 1_36" draw:style-name="gr6" draw:text-style-name="P8" xml:id="id4" draw:id="id4" draw:layer="layout" svg:width="4.064cm" svg:height="0.763cm" svg:x="18.822cm" svg:y="6.151cm">
          <text:p text:style-name="P7"><text:span text:style-name="T3">CLON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4cm" svg:y1="5.682cm" svg:x2="20.854cm" svg:y2="6.151cm" draw:start-shape="id3" draw:start-glue-point="2" draw:end-shape="id4" draw:end-glue-point="0" svg:d="M20854 5682v469" svg:viewBox="0 0 1 470">
          <text:p/>
        </draw:connector>
        <draw:custom-shape draw:name="CustomShape 1_37" draw:style-name="gr7" draw:text-style-name="P8" xml:id="id5" draw:id="id5" draw:layer="layout" svg:width="4.064cm" svg:height="0.763cm" svg:x="18.823cm" svg:y="7.352cm">
          <text:p text:style-name="P7"><text:span text:style-name="T3">EXTRACT LINE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4cm" svg:y1="6.914cm" svg:x2="20.855cm" svg:y2="7.352cm" draw:start-shape="id4" draw:start-glue-point="2" draw:end-shape="id5" draw:end-glue-point="0" svg:d="M20854 6914v219h1v219" svg:viewBox="0 0 2 439">
          <text:p/>
        </draw:connector>
        <draw:custom-shape draw:name="CustomShape 1_38" draw:style-name="gr8" draw:text-style-name="P8" xml:id="id6" draw:id="id6" draw:layer="layout" svg:width="4.065cm" svg:height="0.763cm" svg:x="18.822cm" svg:y="8.526cm">
          <text:p text:style-name="P7"><text:span text:style-name="T3">ASSIGN GERMLI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5cm" svg:y1="8.115cm" svg:x2="20.854cm" svg:y2="8.526cm" draw:start-shape="id5" draw:start-glue-point="2" draw:end-shape="id6" draw:end-glue-point="0" svg:d="M20855 8115v205h-1v206" svg:viewBox="0 0 2 412">
          <text:p/>
        </draw:connector>
        <draw:custom-shape draw:name="CustomShape 1_39" draw:style-name="gr9" draw:text-style-name="P8" xml:id="id7" draw:id="id7" draw:layer="layout" svg:width="4.064cm" svg:height="1.016cm" svg:x="18.822cm" svg:y="9.716cm">
          <text:p text:style-name="P7"><text:span text:style-name="T3">QUANTIFY ANTIGENE SEL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4cm" svg:y1="9.289cm" svg:x2="20.854cm" svg:y2="9.716cm" draw:start-shape="id6" draw:start-glue-point="2" draw:end-shape="id7" draw:end-glue-point="0" svg:d="M20854 9289v427" svg:viewBox="0 0 1 428">
          <text:p/>
        </draw:connector>
        <draw:custom-shape draw:name="CustomShape 1_40" draw:style-name="gr10" draw:text-style-name="P8" xml:id="id8" draw:id="id8" draw:layer="layout" svg:width="4.064cm" svg:height="0.762cm" svg:x="18.822cm" svg:y="11.106cm">
          <text:p text:style-name="P7"><text:span text:style-name="T3">LINEAGE TRE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41" draw:style-name="gr11" draw:text-style-name="P8" xml:id="id9" draw:id="id9" draw:layer="layout" svg:width="4.064cm" svg:height="0.762cm" svg:x="18.822cm" svg:y="12.454cm">
          <text:p text:style-name="P7"><text:span text:style-name="T3">LINEAGE STATISTI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0.854cm" svg:y1="10.732cm" svg:x2="20.854cm" svg:y2="11.106cm" draw:start-shape="id7" draw:start-glue-point="2" draw:end-shape="id8" draw:end-glue-point="0" svg:d="M20854 10732v374" svg:viewBox="0 0 1 375">
          <text:p/>
        </draw:connector>
        <draw:connector draw:style-name="standard" draw:text-style-name="P6" draw:layer="layout" draw:line-skew="0.298cm 0.525cm" svg:x1="18.822cm" svg:y1="10.224cm" svg:x2="20.854cm" svg:y2="12.454cm" draw:start-shape="id7" draw:start-glue-point="3" draw:end-shape="id9" draw:end-glue-point="0" svg:d="M18822 10224h-239v1895h2271v335" svg:viewBox="0 0 2272 2231">
          <text:p/>
        </draw:connector>
        <draw:custom-shape draw:name="CustomShape 1_43" draw:style-name="gr12" draw:text-style-name="P10" draw:layer="layout" svg:width="5.115cm" svg:height="0.762cm" svg:x="18.249cm" svg:y="13.757cm">
          <text:p text:style-name="P9"><text:span text:style-name="T4">ImmChainTracer pipeline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13" draw:text-style-name="P8" xml:id="id11" draw:id="id11" draw:layer="layout" svg:width="4.064cm" svg:height="1.016cm" svg:x="6.989cm" svg:y="6.463cm">
          <text:p text:style-name="P7"><text:span text:style-name="T3">EXTRACT Ig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0" draw:style-name="gr14" draw:text-style-name="P4" xml:id="id12" draw:id="id12" draw:layer="layout" svg:width="4.064cm" svg:height="1.016cm" svg:x="6.989cm" svg:y="7.824cm">
          <text:p text:style-name="P3"><text:span text:style-name="T1">RE-ANNO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" draw:style-name="gr15" draw:text-style-name="P4" xml:id="id13" draw:id="id13" draw:layer="layout" svg:width="4.064cm" svg:height="1.016cm" svg:x="6.989cm" svg:y="9.184cm">
          <text:p text:style-name="P3"><text:span text:style-name="T1">RE-ASSIG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" draw:style-name="gr16" draw:text-style-name="P4" xml:id="id15" draw:id="id15" draw:layer="layout" svg:width="4.064cm" svg:height="1.016cm" svg:x="6.989cm" svg:y="11.906cm">
          <text:p text:style-name="P3"><text:span text:style-name="T1">FIL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3" draw:style-name="gr17" draw:text-style-name="P5" xml:id="id10" draw:id="id10" draw:layer="layout" svg:width="4.059cm" svg:height="1.367cm" svg:x="6.99cm" svg:y="4.663cm">
          <text:p text:style-name="P3"><text:span text:style-name="T1">PRE-ANNOTATED</text:span><text:span text:style-name="T1"><text:line-break/></text:span><text:span text:style-name="T1">BULK IgH DATA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8" draw:text-style-name="P11" draw:layer="layout" svg:x1="9.019cm" svg:y1="6.03cm" svg:x2="9.021cm" svg:y2="6.463cm" draw:start-shape="id10" draw:start-glue-point="2" draw:end-shape="id11" draw:end-glue-point="0" svg:d="M9019 6030v216h2v217" svg:viewBox="0 0 3 434">
          <text:p/>
        </draw:connector>
        <draw:connector draw:style-name="gr18" draw:text-style-name="P11" draw:layer="layout" svg:x1="9.021cm" svg:y1="7.479cm" svg:x2="9.021cm" svg:y2="7.824cm" draw:start-shape="id11" draw:start-glue-point="2" draw:end-shape="id12" draw:end-glue-point="0" svg:d="M9021 7479v345" svg:viewBox="0 0 1 346">
          <text:p/>
        </draw:connector>
        <draw:connector draw:style-name="gr18" draw:text-style-name="P11" draw:layer="layout" svg:x1="9.021cm" svg:y1="8.84cm" svg:x2="9.021cm" svg:y2="9.184cm" draw:start-shape="id12" draw:start-glue-point="2" draw:end-shape="id13" draw:end-glue-point="0" svg:d="M9021 8840v344" svg:viewBox="0 0 1 345">
          <text:p/>
        </draw:connector>
        <draw:connector draw:style-name="gr18" draw:text-style-name="P11" draw:layer="layout" svg:x1="9.021cm" svg:y1="10.2cm" svg:x2="9.021cm" svg:y2="10.544cm" draw:start-shape="id13" draw:start-glue-point="2" draw:end-shape="id14" draw:end-glue-point="0" svg:d="M9021 10200v344" svg:viewBox="0 0 1 345">
          <text:p/>
        </draw:connector>
        <draw:custom-shape draw:name="CustomShape 1_4" draw:style-name="gr19" draw:text-style-name="P5" xml:id="id16" draw:id="id16" draw:layer="layout" svg:width="4.059cm" svg:height="1.367cm" svg:x="6.988cm" svg:y="13.356cm">
          <text:p text:style-name="P3"><text:span text:style-name="T1">AIRR DATASET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5" draw:style-name="gr20" draw:text-style-name="P4" xml:id="id14" draw:id="id14" draw:layer="layout" svg:width="4.064cm" svg:height="1.016cm" svg:x="6.989cm" svg:y="10.544cm">
          <text:p text:style-name="P3"><text:span text:style-name="T1">COLLAP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8" draw:text-style-name="P11" draw:layer="layout" svg:x1="9.021cm" svg:y1="11.56cm" svg:x2="9.021cm" svg:y2="11.906cm" draw:start-shape="id14" draw:start-glue-point="2" draw:end-shape="id15" draw:end-glue-point="0" svg:d="M9021 11560v346" svg:viewBox="0 0 1 347">
          <text:p/>
        </draw:connector>
        <draw:connector draw:style-name="gr18" draw:text-style-name="P11" draw:layer="layout" svg:x1="9.021cm" svg:y1="12.922cm" svg:x2="9.017cm" svg:y2="13.356cm" draw:start-shape="id15" draw:start-glue-point="2" draw:end-shape="id16" draw:end-glue-point="0" svg:d="M9021 12922v217h-4v217" svg:viewBox="0 0 5 435">
          <text:p/>
        </draw:connector>
        <draw:custom-shape draw:name="CustomShape 1_6" draw:style-name="gr21" draw:text-style-name="P5" xml:id="id19" draw:id="id19" draw:layer="layout" svg:width="4.059cm" svg:height="1.367cm" svg:x="12.388cm" svg:y="4.663cm">
          <text:p text:style-name="P3"><text:span text:style-name="T1">SINGLE IgH SEQUENCE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7" draw:style-name="gr22" draw:text-style-name="P13" xml:id="id17" draw:id="id17" draw:layer="layout" svg:width="4.062cm" svg:height="1.523cm" svg:x="6.988cm" svg:y="2.485cm">
          <text:p text:style-name="P12"><text:span text:style-name="T5">HT</text:span><text:span text:style-name="T5"><text:line-break/></text:span><text:span text:style-name="T5">SEQUENCING IgH</text:span></text:p>
          <text:p text:style-name="P12"><text:span text:style-name="T2">B-CELL SUBSETS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8" draw:style-name="gr23" draw:text-style-name="P15" xml:id="id18" draw:id="id18" draw:layer="layout" svg:width="4.062cm" svg:height="1.524cm" svg:x="12.387cm" svg:y="2.485cm">
          <text:p text:style-name="P14"><text:span text:style-name="T5">SANGER SEQUENCING IgH</text:span></text:p>
          <text:p text:style-name="P14"><text:span text:style-name="T2">B-CELL CLONES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9" draw:style-name="gr24" draw:text-style-name="P4" xml:id="id20" draw:id="id20" draw:layer="layout" svg:width="4.064cm" svg:height="1.016cm" svg:x="12.391cm" svg:y="6.463cm">
          <text:p text:style-name="P3"><text:span text:style-name="T1">ANNO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8" draw:text-style-name="P16" draw:layer="layout" svg:x1="9.019cm" svg:y1="4.008cm" svg:x2="9.019cm" svg:y2="4.663cm" draw:start-shape="id17" draw:start-glue-point="2" draw:end-shape="id10" draw:end-glue-point="0" svg:d="M9019 4008v655" svg:viewBox="0 0 1 656">
          <text:p/>
        </draw:connector>
        <draw:connector draw:style-name="gr18" draw:text-style-name="P16" draw:layer="layout" svg:x1="14.418cm" svg:y1="4.009cm" svg:x2="14.417cm" svg:y2="4.663cm" draw:start-shape="id18" draw:start-glue-point="2" draw:end-shape="id19" draw:end-glue-point="0" svg:d="M14418 4009v327h-1v327" svg:viewBox="0 0 2 655">
          <text:p/>
        </draw:connector>
        <draw:custom-shape draw:name="CustomShape 1_11" draw:style-name="gr25" draw:text-style-name="P18" draw:layer="layout" svg:width="5.081cm" svg:height="0.762cm" draw:transform="rotate (1.5707963267949) translate (10.953cm 10.094cm)">
          <text:p text:style-name="P17"><text:span text:style-name="T2">sequence count, isotype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8" draw:text-style-name="P16" draw:layer="layout" svg:x1="14.417cm" svg:y1="6.03cm" svg:x2="14.423cm" svg:y2="6.463cm" draw:start-shape="id19" draw:start-glue-point="2" draw:end-shape="id20" draw:end-glue-point="0" svg:d="M14417 6030v216h6v217" svg:viewBox="0 0 7 434">
          <text:p/>
        </draw:connector>
        <draw:connector draw:style-name="gr18" draw:text-style-name="P16" draw:layer="layout" svg:x1="14.423cm" svg:y1="7.479cm" svg:x2="14.424cm" svg:y2="7.824cm" draw:start-shape="id20" draw:start-glue-point="2" draw:end-shape="id21" draw:end-glue-point="0" svg:d="M14423 7479v173h1v172" svg:viewBox="0 0 2 346">
          <text:p/>
        </draw:connector>
        <draw:custom-shape draw:name="CustomShape 1_12" draw:style-name="gr26" draw:text-style-name="P5" xml:id="id21" draw:id="id21" draw:layer="layout" svg:width="4.059cm" svg:height="1.367cm" svg:x="12.395cm" svg:y="7.824cm">
          <text:p text:style-name="P3"><text:span text:style-name="T1">AIRR DATASET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3" draw:style-name="gr27" draw:text-style-name="P20" xml:id="id22" draw:id="id22" draw:layer="layout" svg:width="4.062cm" svg:height="1.523cm" svg:x="6.988cm" svg:y="0.566cm">
          <text:p text:style-name="P19"><text:span text:style-name="T6">B-CELL</text:span><text:span text:style-name="T6"><text:line-break/></text:span><text:span text:style-name="T6">SORTING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4" draw:style-name="gr28" draw:text-style-name="P20" xml:id="id23" draw:id="id23" draw:layer="layout" svg:width="4.062cm" svg:height="1.524cm" svg:x="12.387cm" svg:y="0.566cm">
          <text:p text:style-name="P19"><text:span text:style-name="T6">CHARACTERIZED</text:span><text:span text:style-name="T6"><text:line-break/></text:span><text:span text:style-name="T6">B-CELL SUBCLONING </text:span></text:p>
          <draw:enhanced-geometry draw:mirror-horizontal="false" draw:mirror-vertical="false" svg:viewBox="0 0 0 0" draw:text-areas="?f5 ?f5 ?f6 ?f7" draw:type="ooxml-roundRect" draw:modifiers="10960.54204862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16" draw:layer="layout" svg:x1="9.019cm" svg:y1="2.089cm" svg:x2="9.019cm" svg:y2="2.485cm" draw:start-shape="id22" draw:start-glue-point="2" draw:end-shape="id17" draw:end-glue-point="0" svg:d="M9019 2089v396" svg:viewBox="0 0 1 397">
          <text:p/>
        </draw:connector>
        <draw:connector draw:style-name="standard" draw:text-style-name="P16" draw:layer="layout" svg:x1="14.418cm" svg:y1="2.09cm" svg:x2="14.418cm" svg:y2="2.485cm" draw:start-shape="id23" draw:start-glue-point="2" draw:end-shape="id18" draw:end-glue-point="0" svg:d="M14418 2090v395" svg:viewBox="0 0 1 396">
          <text:p/>
        </draw:connector>
        <draw:custom-shape draw:name="CustomShape 1_15" draw:style-name="gr29" draw:text-style-name="P8" xml:id="id26" draw:id="id26" draw:layer="layout" svg:width="4.064cm" svg:height="1.016cm" svg:x="0.895cm" svg:y="9.184cm">
          <text:p text:style-name="P7"><text:span text:style-name="T3">SHM 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6" draw:style-name="gr30" draw:text-style-name="P8" xml:id="id24" draw:id="id24" draw:layer="layout" svg:width="4.064cm" svg:height="1.016cm" svg:x="0.891cm" svg:y="10.544cm">
          <text:p text:style-name="P7"><text:span text:style-name="T3">GENE US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17" draw:style-name="gr31" draw:text-style-name="P8" xml:id="id28" draw:id="id28" draw:layer="layout" svg:width="4.064cm" svg:height="1.016cm" svg:x="0.892cm" svg:y="4.844cm">
          <text:p text:style-name="P7"><text:span text:style-name="T3">DOWNSAMPLE</text:span><text:span text:style-name="T3"><text:line-break/></text:span><text:span text:style-name="T7">(n=2500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16" draw:layer="layout" draw:line-skew="0.118cm" svg:x1="6.988cm" svg:y1="14.039cm" svg:x2="4.955cm" svg:y2="11.052cm" draw:start-shape="id16" draw:start-glue-point="3" draw:end-shape="id24" draw:end-glue-point="1" svg:d="M6988 14039h-898v-2987h-1135" svg:viewBox="0 0 2034 2988">
          <text:p/>
        </draw:connector>
        <draw:custom-shape draw:name="CustomShape 1_18" draw:style-name="gr32" draw:text-style-name="P8" xml:id="id31" draw:id="id31" draw:layer="layout" svg:width="4.064cm" svg:height="1.016cm" svg:x="0.893cm" svg:y="11.906cm">
          <text:p text:style-name="P7"><text:span text:style-name="T3">DESCRIPTIVE</text:span></text:p>
          <text:p text:style-name="P7"><text:span text:style-name="T3">STATISTICS</text:span><text:span text:style-name="T8">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21" draw:layer="layout" draw:line-skew="0.145cm" svg:x1="0.895cm" svg:y1="4.032cm" svg:x2="0.895cm" svg:y2="9.692cm" draw:start-shape="id25" draw:start-glue-point="3" draw:end-shape="id26" draw:end-glue-point="3" svg:d="M895 4032h-392v5660h392" svg:viewBox="0 0 393 5661">
          <text:p/>
        </draw:connector>
        <draw:custom-shape draw:name="CustomShape 1_24" draw:style-name="gr33" draw:text-style-name="P8" xml:id="id27" draw:id="id27" draw:layer="layout" svg:width="4.064cm" svg:height="0.763cm" svg:x="0.893cm" svg:y="2.485cm">
          <text:p text:style-name="P7"><text:span text:style-name="T3">CLON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5" draw:style-name="gr34" draw:text-style-name="P8" xml:id="id25" draw:id="id25" draw:layer="layout" svg:width="4.065cm" svg:height="0.763cm" svg:x="0.895cm" svg:y="3.651cm">
          <text:p text:style-name="P7"><text:span text:style-name="T3">ASSIGN GERMLI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21" draw:layer="layout" svg:x1="2.925cm" svg:y1="3.248cm" svg:x2="2.927cm" svg:y2="3.651cm" draw:start-shape="id27" draw:start-glue-point="2" draw:end-shape="id25" draw:end-glue-point="0" svg:d="M2925 3248v201h2v202" svg:viewBox="0 0 3 404">
          <text:p/>
        </draw:connector>
        <draw:custom-shape draw:name="CustomShape 1_29" draw:style-name="gr35" draw:text-style-name="P8" xml:id="id29" draw:id="id29" draw:layer="layout" svg:width="4.064cm" svg:height="1.016cm" svg:x="0.887cm" svg:y="7.651cm">
          <text:p text:style-name="P7"><text:span text:style-name="T8">TREEMA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_21" draw:style-name="gr36" draw:text-style-name="P8" xml:id="id30" draw:id="id30" draw:layer="layout" svg:width="4.064cm" svg:height="1.016cm" svg:x="0.893cm" svg:y="6.25cm">
          <text:p text:style-name="P7"><text:span text:style-name="T3">NETWORK DIA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draw:line-skew="2.731cm 0.113cm" svg:x1="11.047cm" svg:y1="14.039cm" svg:x2="20.854cm" svg:y2="0.566cm" draw:start-shape="id16" draw:start-glue-point="1" draw:end-shape="id1" draw:end-glue-point="0" svg:d="M11047 14039h6619v-13897h3188v424" svg:viewBox="0 0 9808 13898">
          <text:p/>
        </draw:connector>
        <draw:connector draw:style-name="gr37" draw:text-style-name="P6" draw:layer="layout" draw:line-skew="-0.745cm" svg:x1="16.454cm" svg:y1="8.507cm" svg:x2="18.822cm" svg:y2="1.33cm" draw:start-shape="id21" draw:start-glue-point="1" draw:end-shape="id1" draw:end-glue-point="3" svg:d="M16454 8507h439v-7177h1929" svg:viewBox="0 0 2369 7178">
          <text:p/>
        </draw:connector>
        <draw:connector draw:style-name="standard" draw:text-style-name="P6" draw:layer="layout" draw:line-skew="0cm 0.333cm" svg:x1="14.424cm" svg:y1="9.191cm" svg:x2="18.822cm" svg:y2="5.174cm" draw:start-shape="id21" draw:start-glue-point="2" draw:end-shape="id3" draw:end-glue-point="3" svg:d="M14424 9191v536h3547v-4553h851" svg:viewBox="0 0 4399 4554">
          <text:p/>
        </draw:connector>
        <draw:custom-shape draw:name="CustomShape 1_42" draw:style-name="gr38" draw:text-style-name="P18" draw:layer="layout" svg:width="3.726cm" svg:height="0.762cm" draw:transform="rotate (1.5707963267949) translate (16.705cm 4.857cm)">
          <text:p text:style-name="P17"><text:span text:style-name="T2">V,J and junction length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svg:x1="2.927cm" svg:y1="4.414cm" svg:x2="2.924cm" svg:y2="4.844cm" draw:start-shape="id25" draw:start-glue-point="2" draw:end-shape="id28" draw:end-glue-point="0" svg:d="M2927 4414v215h-3v215" svg:viewBox="0 0 4 431">
          <text:p/>
        </draw:connector>
        <draw:connector draw:style-name="standard" draw:text-style-name="P6" draw:layer="layout" draw:line-skew="0.251cm" svg:x1="0.892cm" svg:y1="5.352cm" svg:x2="0.887cm" svg:y2="8.159cm" draw:start-shape="id28" draw:start-glue-point="3" draw:end-shape="id29" draw:end-glue-point="3" svg:d="M892 5352h-291v2807h286" svg:viewBox="0 0 292 2808">
          <text:p/>
        </draw:connector>
        <draw:connector draw:style-name="standard" draw:text-style-name="P6" draw:layer="layout" svg:x1="2.924cm" svg:y1="5.86cm" svg:x2="2.925cm" svg:y2="6.25cm" draw:start-shape="id28" draw:start-glue-point="2" draw:end-shape="id30" draw:end-glue-point="0" svg:d="M2924 5860v195h1v195" svg:viewBox="0 0 2 391">
          <text:p/>
        </draw:connector>
        <draw:connector draw:style-name="standard" draw:text-style-name="P6" draw:layer="layout" draw:line-skew="0.115cm -0.095cm" svg:x1="6.988cm" svg:y1="14.039cm" svg:x2="2.925cm" svg:y2="2.485cm" draw:start-shape="id16" draw:start-glue-point="3" draw:end-shape="id27" draw:end-glue-point="0" svg:d="M6988 14039h-900v-12186h-3163v632" svg:viewBox="0 0 4064 12187">
          <text:p/>
        </draw:connector>
        <draw:custom-shape draw:name="CustomShape 1_10" draw:style-name="gr39" draw:text-style-name="P10" draw:layer="layout" svg:width="5.115cm" svg:height="0.762cm" svg:x="0.305cm" svg:y="13.757cm">
          <text:p text:style-name="P9"><text:span text:style-name="T4">Compartmental analysis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standard" draw:text-style-name="P6" draw:layer="layout" draw:line-skew="0.067cm" svg:x1="0.893cm" svg:y1="2.866cm" svg:x2="0.893cm" svg:y2="12.414cm" draw:start-shape="id27" draw:start-glue-point="3" draw:end-shape="id31" draw:end-glue-point="3" svg:d="M893 2866h-470v9548h470" svg:viewBox="0 0 471 9549">
          <text:p/>
        </draw:connector>
        <draw:custom-shape draw:name="CustomShape 1_19" draw:style-name="gr40" draw:text-style-name="P8" xml:id="id32" draw:id="id32" draw:layer="layout" svg:width="4.064cm" svg:height="1.016cm" svg:x="0.887cm" svg:y="0.566cm">
          <text:p text:style-name="P7"><text:span text:style-name="T8">CIRCOS PLO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8" draw:text-style-name="P16" draw:layer="layout" svg:x1="11.049cm" svg:y1="5.346cm" svg:x2="11.053cm" svg:y2="9.692cm" draw:start-shape="id10" draw:start-glue-point="1" draw:end-shape="id13" draw:end-glue-point="1" svg:d="M11049 5346h541v4346h-537" svg:viewBox="0 0 542 4347">
          <text:p/>
        </draw:connector>
        <draw:connector draw:style-name="gr18" draw:text-style-name="P16" draw:layer="layout" draw:line-skew="0.406cm" svg:x1="6.989cm" svg:y1="8.332cm" svg:x2="4.951cm" svg:y2="1.074cm" draw:start-shape="id12" draw:start-glue-point="3" draw:end-shape="id32" svg:d="M6989 8332h-613v-7258h-1425" svg:viewBox="0 0 2039 7259">
          <text:p/>
        </draw:connector>
        <draw:custom-shape draw:name="CustomShape 1_20" draw:style-name="gr41" draw:text-style-name="P23" draw:layer="layout" svg:width="7.65cm" svg:height="0.743cm" svg:x="0cm" svg:y="15.007cm">
          <text:p text:style-name="P22"><text:span text:style-name="T9">Supplementary Figure 6.</text:span></text:p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5" svg:font-family="Arial"/>
    <style:font-face style:name="Arial4" svg:font-family="Arial" style:font-adornments="Regular"/>
    <style:font-face style:name="DejaVu Sans1" svg:font-family="'DejaVu Sans'"/>
    <style:font-face style:name="Arial3" svg:font-family="Arial" style:font-adornments="Regular" style:font-pitch="variable"/>
    <style:font-face style:name="DejaVu Sans" svg:font-family="'DejaVu Sans'" style:font-pitch="variable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229cm" draw:marker-start-center="false" draw:marker-end="Arrow" draw:marker-end-width="0.152cm" draw:marker-end-center="false" draw:stroke-linejoin="none" draw:fill="solid" draw:fill-color="#729fcf" draw:textarea-horizontal-align="justify" draw:textarea-vertical-align="top" fo:padding-top="0.125cm" fo:padding-bottom="0.125cm" fo:padding-left="0cm" fo:padding-right="0cm" draw:shadow="hidden" draw:shadow-offset-x="0.152cm" draw:shadow-offset-y="0.152cm" draw:shadow-color="#b3b3b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ter Blazso</meta:initial-creator>
    <meta:creation-date>2020-10-25T11:06:50.324320467</meta:creation-date>
    <dc:date>2021-06-02T17:54:05.658168643</dc:date>
    <dc:creator>Peter Blazso</dc:creator>
    <meta:editing-duration>PT14H52M47S</meta:editing-duration>
    <meta:editing-cycles>110</meta:editing-cycles>
    <meta:generator>LibreOffice/7.1.3.2$Linux_X86_64 LibreOffice_project/10$Build-2</meta:generator>
    <meta:document-statistic meta:object-count="95"/>
  </office:meta>
</office:document-meta>
</file>